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TRAC in the MDSS project</text:p>
      <text:p text:style-name="Standard">Oz DiGennaro</text:p>
      <text:p text:style-name="Standard">28.jan.09</text:p>
      <text:p text:style-name="Standard"/>
      <text:p text:style-name="Standard">We will use the Trac tool to track all feature requests, enhancements, and bugs. <text:s/>Software developers, in general, will perform efforts only if the ticket is in the Trac system and the developer has been assigned.</text:p>
      <text:p text:style-name="Standard"/>
      <text:p text:style-name="Standard">In general, Nathan and Oz will assign tickets to developers. <text:s/>Anyone can add a ticket to the system. <text:s/>We want to use a "low threshhold" to enter tickets, but always initially with Ticket type "... request". <text:s/>A manager (Nathan, or Oz) will modify the Ticket type to "Defect, Task or Enhancement"; and then developers will make efforts to complete the ticket.</text:p>
      <text:p text:style-name="Standard"/>
      <text:p text:style-name="Standard">So, unless a developer is assigned to a ticket and it has ticket type "Defect, Task or Enhancement" (active ticket types), the developer should not work on the ticket. <text:s/>There will be many tickets in the system that we postpone or ignore. <text:s/>This is the method of setting project priorit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Oz DiGennaro</meta:initial-creator>
    <meta:creation-date>2009-01-28T06:20:17</meta:creation-date>
    <dc:creator>Oz DiGennaro</dc:creator>
    <dc:date>2009-01-28T06:28:06</dc:date>
    <meta:editing-cycles>2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57" meta:character-count="909"/>
  </office:meta>
</office:document-meta>
</file>